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5006in" text:min-label-width="0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3in" text:min-label-width="0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5006in" text:min-label-width="0in"/>
      </text:list-level-style-number>
    </text:list-style>
    <text:list-style style:name="LFO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P1" style:parent-style-name="Normal0" style:master-page-name="MP0" style:family="paragraph">
      <style:paragraph-properties fo:break-before="page" fo:margin-bottom="0in" style:line-height-at-least="0.0694in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Normal0" style:family="paragraph">
      <style:paragraph-properties fo:margin-bottom="0in" style:line-height-at-least="0.0694in"/>
    </style:style>
    <style:style style:name="P4" style:parent-style-name="Normal0" style:family="paragraph">
      <style:paragraph-properties fo:margin-bottom="0in" style:line-height-at-least="0.0694in"/>
    </style:style>
    <style:style style:name="P5" style:parent-style-name="Normal0" style:family="paragraph">
      <style:paragraph-properties fo:margin-bottom="0in" style:line-height-at-least="0.0694in"/>
    </style:style>
    <style:style style:name="P6" style:parent-style-name="Normal0" style:family="paragraph">
      <style:paragraph-properties fo:margin-bottom="0in" style:line-height-at-least="0.0694in"/>
    </style:style>
    <style:style style:name="P7" style:parent-style-name="Normal0" style:family="paragraph">
      <style:paragraph-properties fo:margin-bottom="0in" style:line-height-at-least="0.0694in" fo:margin-left="4.5in">
        <style:tab-stops/>
      </style:paragraph-properties>
    </style:style>
    <style:style style:name="P8" style:parent-style-name="Normal0" style:family="paragraph">
      <style:paragraph-properties fo:margin-bottom="0in" style:line-height-at-least="0.0694in"/>
    </style:style>
    <style:style style:name="P9" style:parent-style-name="Normal0" style:family="paragraph">
      <style:paragraph-properties fo:margin-bottom="0in" style:line-height-at-least="0.0694in"/>
    </style:style>
    <style:style style:name="P10" style:parent-style-name="Normal0" style:family="paragraph">
      <style:paragraph-properties fo:text-align="center" fo:margin-bottom="0in" style:line-height-at-least="0.0694in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Normal0" style:family="paragraph">
      <style:paragraph-properties fo:margin-bottom="0in" style:line-height-at-least="0.0694in"/>
    </style:style>
    <style:style style:name="P14" style:parent-style-name="Normal0" style:family="paragraph">
      <style:paragraph-properties fo:margin-bottom="0in" style:line-height-at-least="0.0694in"/>
    </style:style>
    <style:style style:name="P15" style:parent-style-name="Normal0" style:family="paragraph">
      <style:paragraph-properties fo:margin-bottom="0in" fo:line-height="150%"/>
    </style:style>
    <style:style style:name="P16" style:parent-style-name="Normal" style:family="paragraph">
      <style:paragraph-properties fo:margin-bottom="0in"/>
    </style:style>
    <style:style style:name="T17" style:parent-style-name="DefaultParagraphFont" style:family="text">
      <style:text-properties style:font-name="Segoe UI" fo:font-size="10pt" style:font-size-asian="10pt"/>
    </style:style>
    <style:style style:name="P18" style:parent-style-name="Normal0" style:family="paragraph">
      <style:paragraph-properties fo:margin-bottom="0in" fo:line-height="150%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Segoe UI" fo:font-size="10pt" style:font-size-asian="10pt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style:font-name="Segoe UI" fo:font-size="10pt" style:font-size-asian="10pt"/>
    </style:style>
    <style:style style:name="P23" style:parent-style-name="Normal0" style:family="paragraph">
      <style:paragraph-properties fo:margin-bottom="0in" style:line-height-at-least="0.0694in"/>
    </style:style>
    <style:style style:name="P24" style:parent-style-name="Normal0" style:family="paragraph">
      <style:paragraph-properties fo:margin-bottom="0in" style:line-height-at-least="0.0694in"/>
    </style:style>
    <style:style style:name="P25" style:parent-style-name="Normal0" style:family="paragraph">
      <style:paragraph-properties fo:margin-bottom="0in" style:line-height-at-least="0.0694in"/>
      <style:text-properties fo:font-size="12pt" style:font-size-asian="12pt" style:font-size-complex="12pt"/>
    </style:style>
    <style:style style:name="P26" style:parent-style-name="Normal0" style:family="paragraph">
      <style:paragraph-properties fo:margin-bottom="0in" style:line-height-at-least="0.0694in"/>
    </style:style>
    <style:style style:name="P27" style:parent-style-name="ListParagraph" style:list-style-name="LFO1" style:family="paragraph">
      <style:paragraph-properties fo:margin-bottom="0in" style:line-height-at-least="0.0694in" fo:margin-left="1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28" style:parent-style-name="DefaultParagraphFont0" style:family="text">
      <style:text-properties fo:font-weight="bold" style:font-weight-asian="bold"/>
    </style:style>
    <style:style style:name="P29" style:parent-style-name="ListParagraph" style:family="paragraph">
      <style:paragraph-properties fo:margin-bottom="0in" style:line-height-at-least="0.0694in"/>
    </style:style>
    <style:style style:name="P30" style:parent-style-name="ListParagraph" style:list-style-name="LFO1" style:family="paragraph">
      <style:paragraph-properties fo:margin-bottom="0in" style:line-height-at-least="0.0694in" fo:margin-left="1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31" style:parent-style-name="DefaultParagraphFont0" style:family="text">
      <style:text-properties fo:font-weight="bold" style:font-weight-asian="bold"/>
    </style:style>
    <style:style style:name="P32" style:parent-style-name="Normal0" style:family="paragraph">
      <style:paragraph-properties fo:margin-bottom="0in" style:line-height-at-least="0.0694in"/>
    </style:style>
    <style:style style:name="P33" style:parent-style-name="ListParagraph" style:list-style-name="LFO1" style:family="paragraph">
      <style:paragraph-properties fo:margin-bottom="0in" style:line-height-at-least="0.0694in" fo:margin-left="1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34" style:parent-style-name="DefaultParagraphFont0" style:family="text">
      <style:text-properties fo:font-weight="bold" style:font-weight-asian="bold"/>
    </style:style>
    <style:style style:name="P35" style:parent-style-name="ListParagraph" style:family="paragraph">
      <style:paragraph-properties fo:margin-bottom="0in" style:line-height-at-least="0.0694in"/>
    </style:style>
    <style:style style:name="P36" style:parent-style-name="ListParagraph" style:list-style-name="LFO1" style:family="paragraph">
      <style:paragraph-properties fo:margin-bottom="0in" style:line-height-at-least="0.0694in" fo:margin-left="1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37" style:parent-style-name="DefaultParagraphFont0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Team Gold</text:span><text:tab/><text:tab/><text:tab/><text:tab/><text:tab/><text:tab/><text:tab/><text:tab/>Software Engineering</text:p>
      <text:p text:style-name="P3">Josh Kilgore<text:tab/><text:tab/><text:tab/><text:tab/><text:tab/><text:tab/><text:tab/><text:tab/>Group Project Proposal</text:p>
      <text:p text:style-name="P4">Obi <text:s/>Atueyi<text:tab/><text:tab/><text:tab/><text:tab/><text:tab/><text:tab/><text:tab/><text:tab/>Spring 2010</text:p>
      <text:p text:style-name="P5">Ye Tian</text:p>
      <text:p text:style-name="P6">Thomas Calloway</text:p>
      <text:p text:style-name="P7"/>
      <text:p text:style-name="P8"/>
      <text:p text:style-name="P9"/>
      <text:p text:style-name="P10"><text:span text:style-name="T11">“Duel Reality: A Turn-Based Battle Strategy Game</text:span><text:span text:style-name="CommentReference"><office:annotation><dc:creator>USAF User</dc:creator><dc:date>2010-02-18T11:37:00</dc:date><text:p text:style-name="CommentText">Remember we don’t have to get too far into the weeds in this doc. <text:s/>But it should be a guide, flushed out enough to show that this will be a <text:s/>good project that can show the SE process, and keep us somewhat occupied<text:s/>through May.<text:s/>-jk</text:p></office:annotation></text:span><text:span text:style-name="T12">”</text:span></text:p>
      <text:p text:style-name="P13"/>
      <text:p text:style-name="P14"/>
      <text:p text:style-name="P15"><text:tab/>This proposal is for a turn based strategy game<text:s/>set in Mideival times. <text:s/>Functional as a single player or multi-player combat role-playing game, the game features a two dimensional overhead map and grid. <text:s/>Players click to move their pieces (units) about the map in an attempt to<text:s/><office:annotation><dc:creator>Thomas Calloway</dc:creator><dc:date>2010-02-18T11:37:00</dc:date><text:p text:style-name="P16"><text:span text:style-name="T17">Do we want to say now that this is our only goal?? I think that’ll work -JK</text:span></text:p></office:annotation>defeat all members of the opposing team. <text:s/>All units will be represented on the game board as icons / (sprites?)and will be visually discernible as to unit type. <text:s/>Player controllable units will vary in type, abilities, and statistics such as health, attack power, attack range, visibility, and movement rate. <text:s/>Clicking on a visible unit will show that unit’s status and any available actions for that turn. The basic game-play will consist of selecting units and performing single actions such as move or attack. The two sides will take turns with<text:s/>each<text:s/>turn consisting of moving and attacking with characters <text:s/>of that side until all action points are spent or the player or computer ends their turn. <text:s/>Enemy AI will act in one of three modes, defensive, offensive or neutral.</text:p>
      <text:p text:style-name="P18"><text:tab/>The game content will be saved in either a local or remote database. <text:s/>Each player will be able to create a unique login, providing a means to save the count and status of their units and maps played. <text:s/><office:annotation><dc:creator>Thomas Calloway</dc:creator><dc:date>2010-02-18T11:37:00</dc:date><text:p text:style-name="P19"><text:span text:style-name="T20">I agree that we should forget about this feature for now. OK -JK</text:span></text:p></office:annotation><text:s text:c="2"/>At any time, a player may save the current status of a game , which can then be loaded at a later point.<text:s/>The player can load different maps<text:s/>consisting of differernt geographic features (and obstacles<text:span text:style-name="CommentReference"><office:annotation><dc:creator>USAF User</dc:creator><dc:date>2010-02-18T11:37:00</dc:date><text:p text:style-name="CommentText">My thinking is we have different (2-3) loadable maps, plan on having them look open, and though I’d like some interacivity, that can be determined <text:s/>by the amout on f success we have in programming. <text:s/>For example, slow moving across mountains / rivers, stopped by a wall / trees, etc. -JK</text:p></office:annotation></text:span>?)<text:s/>on which to<text:s/>play the game.(-jk)<text:s/><office:annotation><dc:creator>Thomas Calloway</dc:creator><dc:date>2010-02-18T11:37:00</dc:date><text:p text:style-name="P21"><text:span text:style-name="T22">Obviously, we're still missing a number of details.</text:span></text:p></office:annotation>Success in<text:span text:style-name="CommentReference"><office:annotation><dc:creator>USAF User</dc:creator><dc:date>2010-02-18T11:37:00</dc:date><text:p text:style-name="CommentText">So like, win a battle and distribute and upgrade point: say between better arrows, more powerful knight, longer range catapult, that kind of thing?-JK</text:p></office:annotation></text:span><text:s/>numerous battles will allow players to improve the capabilities and status of their units. <text:s/></text:p>
      <text:p text:style-name="P23"><text:tab/></text:p>
      <text:p text:style-name="P24"/>
      <text:p text:style-name="P25">High Level Module Definition</text:p>
      <text:p text:style-name="P26"/>
      <text:list text:style-name="LFO1" text:continue-numbering="true">
        <text:list-item>
          <text:p text:style-name="P27"><text:s/><text:span text:style-name="T28">User Interface</text:span>: interactions between mouse and tactical map; zoom in/out; shortcut keys and buttons; varying dialog size; UI themes; dynamic content; effects; simple content management UI.<text:s/></text:p>
        </text:list-item>
      </text:list>
      <text:p text:style-name="P29"/>
      <text:list text:style-name="LFO1" text:continue-numbering="true">
        <text:list-item>
          <text:p text:style-name="P30"><text:span text:style-name="T31">Database Design / Code</text:span>: player registration and login; save and load states; connect remotely.</text:p>
        </text:list-item>
      </text:list>
      <text:p text:style-name="P32"/>
      <text:soft-page-break/>
      <text:list text:style-name="LFO1" text:continue-numbering="true">
        <text:list-item>
          <text:p text:style-name="P33"><text:span text:style-name="T34">Game Mechanics</text:span>: movement; attack; defense; unit statistics; leveling up; math; map transitions.<text:s/></text:p>
        </text:list-item>
      </text:list>
      <text:p text:style-name="P35"/>
      <text:list text:style-name="LFO1" text:continue-numbering="true">
        <text:list-item>
          <text:p text:style-name="P36"><text:span text:style-name="T37">Artificial Intelligence</text:span>: simple move and attack; defensive; offensive; different AI for different unit typ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.1388in" fo:line-height="115%"/>
      <style:text-properties style:font-name="Calibri" style:font-name-asian="Calibri" fo:font-size="11pt" style:font-size-asian="11pt" style:font-size-complex="11pt" style:language-asian="ar" style:country-asian="SA" fo:hyphenate="false"/>
    </style:style>
    <style:style style:name="DefaultParagraphFont" style:display-name="Default Paragraph Font" style:family="text"/>
    <style:style style:name="DefaultParagraphFont0" style:display-name="Default Paragraph Font" style:family="text"/>
    <style:style style:name="BalloonTextChar" style:display-name="Balloon Text Char" style:family="text" style:parent-style-name="DefaultParagraphFont0">
      <style:text-properties style:font-name="Tahoma" style:font-name-complex="Tahoma" fo:font-size="8pt" style:font-size-asian="8pt" style:font-size-complex="8pt"/>
    </style:style>
    <style:style style:name="Normal0" style:display-name="Normal" style:family="paragraph">
      <style:paragraph-properties style:vertical-align="baseline" fo:margin-bottom="0.1388in" fo:line-height="115%"/>
      <style:text-properties style:font-name="Calibri" style:font-name-asian="Calibri" fo:font-size="11pt" style:font-size-asian="11pt" style:font-size-complex="11pt" style:language-asian="ar" style:country-asian="SA" fo:hyphenate="false"/>
    </style:style>
    <style:style style:name="ListParagraph" style:display-name="List Paragraph" style:family="paragraph" style:parent-style-name="Normal0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0">
      <style:paragraph-properties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language-asian="ar" style:country-asian="S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5006in" text:min-label-width="0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3in" text:min-label-width="0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5006in" text:min-label-width="0in"/>
      </text:list-level-style-number>
    </text:list-style>
    <text:list-style style:name="LFO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opper</meta:initial-creator>
    <dc:creator>USAF User</dc:creator>
    <meta:creation-date>2010-02-18T16:38:00Z</meta:creation-date>
    <dc:date>2010-02-18T16:38:00Z</dc:date>
    <meta:print-date>1601-01-01T00:00:00Z</meta:print-date>
    <meta:template xlink:href="Normal.dotm" xlink:type="simple"/>
    <meta:editing-cycles>2</meta:editing-cycles>
    <meta:editing-duration>PT120S</meta:editing-duration>
    <meta:document-statistic meta:page-count="2" meta:paragraph-count="5" meta:word-count="391" meta:character-count="2621" meta:row-count="18" meta:non-whitespace-character-count="2235"/>
  </office:meta>
</office:document-meta>
</file>